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>
      <style:paragraph-properties fo:break-before="page"/>
    </style:style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T1" style:family="text">
      <style:text-properties officeooo:rsid="00148683"/>
    </style:style>
    <style:style style:name="T2" style:family="text">
      <style:text-properties officeooo:rsid="0016231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or a <text:span text:style-name="Strong_20_Emphasis">Tech Startup website</text:span>, the goal is simple: clearly explain <text:span text:style-name="Strong_20_Emphasis">what you do</text:span>, <text:span text:style-name="Strong_20_Emphasis">who it’s for</text:span>, and <text:span text:style-name="Strong_20_Emphasis">why it matters</text:span> — then push users to <text:span text:style-name="Strong_20_Emphasis">take action</text:span>.<text:line-break/>These are the <text:span text:style-name="Strong_20_Emphasis">most important sections</text:span> your startup page should have (in recommended order):</text:p>
      <text:p text:style-name="Horizontal_20_Line"/>
      <text:h text:style-name="Heading_20_1" text:outline-level="1">1. Hero Section (Above the Fold)</text:h>
      <text:p text:style-name="Text_20_body">This is the first thing people see. It must explain your startup instantly.</text:p>
      <text:p text:style-name="Text_20_body"><text:span text:style-name="Strong_20_Emphasis">Must include:</text:span></text:p>
      <text:list text:style-name="L1">
        <text:list-item>
          <text:p text:style-name="P1">Startup name/logo</text:p>
        </text:list-item>
        <text:list-item>
          <text:p text:style-name="P1">Clear headline (what you do)</text:p>
        </text:list-item>
        <text:list-item>
          <text:p text:style-name="P1">Short description</text:p>
        </text:list-item>
        <text:list-item>
          <text:p text:style-name="P1">Call-to-action button (Get Started / Contact / Try Demo)</text:p>
        </text:list-item>
        <text:list-item>
          <text:p text:style-name="P1">Optional image/illustration</text:p>
        </text:list-item>
      </text:list>
      <text:p text:style-name="Text_20_body"><text:span text:style-name="Strong_20_Emphasis">Example:</text:span></text:p>
      <text:p text:style-name="Quotations">Build Smart Business Tools for African Startups<text:line-break/>We create fast, affordable web apps for growing businesses.<text:line-break/>[Get Started] [View Demo]</text:p>
      <text:p text:style-name="Horizontal_20_Line"/>
      <text:h text:style-name="Heading_20_1" text:outline-level="1">2. About / What We Do</text:h>
      <text:p text:style-name="Text_20_body">Explain your startup in simple language.</text:p>
      <text:p text:style-name="Text_20_body"><text:span text:style-name="Strong_20_Emphasis">Include:</text:span></text:p>
      <text:list text:style-name="L2">
        <text:list-item>
          <text:p text:style-name="P2">What problem you solve</text:p>
        </text:list-item>
        <text:list-item>
          <text:p text:style-name="P2">Who you help</text:p>
        </text:list-item>
        <text:list-item>
          <text:p text:style-name="P2">What makes you different</text:p>
        </text:list-item>
      </text:list>
      <text:p text:style-name="Horizontal_20_Line"/>
      <text:h text:style-name="Heading_20_1" text:outline-level="1">3. Services / Products Section</text:h>
      <text:p text:style-name="Text_20_body">This is the <text:span text:style-name="Strong_20_Emphasis">core of your tech startup page</text:span>.</text:p>
      <text:p text:style-name="Text_20_body">Example services:</text:p>
      <text:list text:style-name="L3">
        <text:list-item>
          <text:p text:style-name="P3">Web Development</text:p>
        </text:list-item>
        <text:list-item>
          <text:p text:style-name="P3">Mobile App Development</text:p>
        </text:list-item>
        <text:list-item>
          <text:p text:style-name="P3">UI/UX Design</text:p>
        </text:list-item>
        <text:list-item>
          <text:p text:style-name="P3"><text:soft-page-break/>System Automation</text:p>
        </text:list-item>
        <text:list-item>
          <text:p text:style-name="P3">IT Consulting</text:p>
        </text:list-item>
        <text:list-item>
          <text:p text:style-name="P3">Cloud Solutions</text:p>
        </text:list-item>
      </text:list>
      <text:p text:style-name="Text_20_body">Each service should have:</text:p>
      <text:list text:style-name="L4">
        <text:list-item>
          <text:p text:style-name="P4">Icon</text:p>
        </text:list-item>
        <text:list-item>
          <text:p text:style-name="P4">Title</text:p>
        </text:list-item>
        <text:list-item>
          <text:p text:style-name="P4">Short description</text:p>
        </text:list-item>
      </text:list>
      <text:p text:style-name="Horizontal_20_Line"/>
      <text:h text:style-name="Heading_20_1" text:outline-level="1">4. Features / Why Choose Us</text:h>
      <text:p text:style-name="Text_20_body">Tell users why they should trust you.</text:p>
      <text:p text:style-name="Text_20_body">Example:</text:p>
      <text:list text:style-name="L5">
        <text:list-item>
          <text:p text:style-name="P5">Fast Delivery</text:p>
        </text:list-item>
        <text:list-item>
          <text:p text:style-name="P5">Affordable Pricing</text:p>
        </text:list-item>
        <text:list-item>
          <text:p text:style-name="P5">Modern Technologies</text:p>
        </text:list-item>
        <text:list-item>
          <text:p text:style-name="P5">Scalable Solutions</text:p>
        </text:list-item>
        <text:list-item>
          <text:p text:style-name="P5">24/7 Support</text:p>
        </text:list-item>
      </text:list>
      <text:p text:style-name="Horizontal_20_Line"/>
      <text:h text:style-name="Heading_20_1" text:outline-level="1">5. Portfolio / Projects</text:h>
      <text:p text:style-name="Text_20_body">Show what you've built (very important for startups)</text:p>
      <text:p text:style-name="Text_20_body">Include:</text:p>
      <text:list text:style-name="L6">
        <text:list-item>
          <text:p text:style-name="P6">Screenshots</text:p>
        </text:list-item>
        <text:list-item>
          <text:p text:style-name="P6">Project name</text:p>
        </text:list-item>
        <text:list-item>
          <text:p text:style-name="P6">Short description</text:p>
        </text:list-item>
        <text:list-item>
          <text:p text:style-name="P6">Tech used (optional)</text:p>
        </text:list-item>
      </text:list>
      <text:p text:style-name="Horizontal_20_Line"/>
      <text:h text:style-name="Heading_20_1" text:outline-level="1">6. Testimonials (Social Proof)</text:h>
      <text:p text:style-name="Text_20_body">Even if starting, you can use:</text:p>
      <text:list text:style-name="L7">
        <text:list-item>
          <text:p text:style-name="P7">Client feedback</text:p>
        </text:list-item>
        <text:list-item>
          <text:p text:style-name="P7">Friend feedback</text:p>
        </text:list-item>
        <text:list-item>
          <text:p text:style-name="P7"><text:soft-page-break/>"Early users" feedback</text:p>
        </text:list-item>
      </text:list>
      <text:p text:style-name="Text_20_body">Example:</text:p>
      <text:p text:style-name="Quotations">"They built our system in 2 weeks. Highly recommend."</text:p>
      <text:p text:style-name="Horizontal_20_Line"/>
      <text:h text:style-name="Heading_20_1" text:outline-level="1">7. Pricing (Optional but powerful)</text:h>
      <text:p text:style-name="Text_20_body">Even rough pricing helps.</text:p>
      <text:p text:style-name="Text_20_body">Example:</text:p>
      <text:list text:style-name="L8">
        <text:list-item>
          <text:p text:style-name="P8">Starter Website – $150</text:p>
        </text:list-item>
        <text:list-item>
          <text:p text:style-name="P8">Business Website – $300</text:p>
        </text:list-item>
        <text:list-item>
          <text:p text:style-name="P8">Custom System – Contact Us</text:p>
        </text:list-item>
      </text:list>
      <text:p text:style-name="Horizontal_20_Line"/>
      <text:h text:style-name="Heading_20_1" text:outline-level="1">8. Call To Action Section</text:h>
      <text:p text:style-name="Text_20_body">Push user to act.</text:p>
      <text:p text:style-name="Text_20_body">Examples:</text:p>
      <text:list text:style-name="L9">
        <text:list-item>
          <text:p text:style-name="P9">Start Your Project Today</text:p>
        </text:list-item>
        <text:list-item>
          <text:p text:style-name="P9">Book Free Consultation</text:p>
        </text:list-item>
        <text:list-item>
          <text:p text:style-name="P9">Get a Quote</text:p>
        </text:list-item>
      </text:list>
      <text:p text:style-name="Text_20_body">Button:</text:p>
      <text:list text:style-name="L10">
        <text:list-item>
          <text:p text:style-name="P10">Contact Us</text:p>
        </text:list-item>
        <text:list-item>
          <text:p text:style-name="P10">Start Now</text:p>
        </text:list-item>
        <text:list-item>
          <text:p text:style-name="P10">WhatsApp Us</text:p>
        </text:list-item>
      </text:list>
      <text:p text:style-name="Horizontal_20_Line"/>
      <text:h text:style-name="Heading_20_1" text:outline-level="1">9. Team Section (Important for startups)</text:h>
      <text:p text:style-name="Text_20_body">People trust people.</text:p>
      <text:p text:style-name="Text_20_body">Include:</text:p>
      <text:list text:style-name="L11">
        <text:list-item>
          <text:p text:style-name="P11">Photo</text:p>
        </text:list-item>
        <text:list-item>
          <text:p text:style-name="P11">Name</text:p>
        </text:list-item>
        <text:list-item>
          <text:p text:style-name="P11">Role</text:p>
        </text:list-item>
        <text:list-item>
          <text:p text:style-name="P11">Short bio</text:p>
        </text:list-item>
      </text:list>
      <text:p text:style-name="Text_20_body"><text:soft-page-break/>Even if you're alone — still include yourself.</text:p>
      <text:p text:style-name="Horizontal_20_Line"/>
      <text:h text:style-name="Heading_20_1" text:outline-level="1">10. Contact Section (Very important)</text:h>
      <text:p text:style-name="Text_20_body">Must include:</text:p>
      <text:list text:style-name="L12">
        <text:list-item>
          <text:p text:style-name="P12">Contact form</text:p>
        </text:list-item>
        <text:list-item>
          <text:p text:style-name="P12">Email</text:p>
        </text:list-item>
        <text:list-item>
          <text:p text:style-name="P12">Phone</text:p>
        </text:list-item>
        <text:list-item>
          <text:p text:style-name="P12">WhatsApp</text:p>
        </text:list-item>
        <text:list-item>
          <text:p text:style-name="P12">Location (optional)</text:p>
        </text:list-item>
      </text:list>
      <text:p text:style-name="Horizontal_20_Line"/>
      <text:h text:style-name="Heading_20_1" text:outline-level="1">11. Footer Section</text:h>
      <text:p text:style-name="Text_20_body">Final navigation and links.</text:p>
      <text:p text:style-name="Text_20_body">Include:</text:p>
      <text:list text:style-name="L13">
        <text:list-item>
          <text:p text:style-name="P13">Logo</text:p>
        </text:list-item>
        <text:list-item>
          <text:p text:style-name="P13">Quick links</text:p>
        </text:list-item>
        <text:list-item>
          <text:p text:style-name="P13">Social media</text:p>
        </text:list-item>
        <text:list-item>
          <text:p text:style-name="P13">Copyright</text:p>
        </text:list-item>
        <text:list-item>
          <text:p text:style-name="P13">Contact info</text:p>
        </text:list-item>
      </text:list>
      <text:p text:style-name="Horizontal_20_Line"/>
      <text:h text:style-name="Heading_20_1" text:outline-level="1">Complete Structure (Best Order)</text:h>
      <text:list text:style-name="L14">
        <text:list-item>
          <text:p text:style-name="P14">Navbar</text:p>
        </text:list-item>
        <text:list-item>
          <text:p text:style-name="P14">Hero Section</text:p>
        </text:list-item>
        <text:list-item>
          <text:p text:style-name="P14">About</text:p>
        </text:list-item>
        <text:list-item>
          <text:p text:style-name="P14">Services</text:p>
        </text:list-item>
        <text:list-item>
          <text:p text:style-name="P14">Features / Why Choose Us</text:p>
        </text:list-item>
        <text:list-item>
          <text:p text:style-name="P14">Portfolio / Projects</text:p>
        </text:list-item>
        <text:list-item>
          <text:p text:style-name="P14">Testimonials</text:p>
        </text:list-item>
        <text:list-item>
          <text:p text:style-name="P14">Pricing (optional)</text:p>
        </text:list-item>
        <text:list-item>
          <text:p text:style-name="P14">Team</text:p>
        </text:list-item>
        <text:list-item>
          <text:p text:style-name="P14"><text:soft-page-break/>Call To Action</text:p>
        </text:list-item>
        <text:list-item>
          <text:p text:style-name="P14">Contact</text:p>
        </text:list-item>
        <text:list-item>
          <text:p text:style-name="P14">Footer</text:p>
        </text:list-item>
      </text:list>
      <text:p text:style-name="Horizontal_20_Line"/>
      <text:p text:style-name="Text_20_body">If you're building with <text:span text:style-name="Strong_20_Emphasis">Bootstrap</text:span>, this structure works perfectly.</text:p>
      <text:p text:style-name="Text_20_body">I can also:</text:p>
      <text:list text:style-name="L15">
        <text:list-item>
          <text:p text:style-name="P15">Design layout for you</text:p>
        </text:list-item>
        <text:list-item>
          <text:p text:style-name="P15">Create Bootstrap template</text:p>
        </text:list-item>
        <text:list-item>
          <text:p text:style-name="P15">Suggest startup name</text:p>
        </text:list-item>
        <text:list-item>
          <text:p text:style-name="P15">Write content for your startup</text:p>
        </text:list-item>
      </text:list>
      <text:p text:style-name="Text_20_body">Just tell me:</text:p>
      <text:list text:style-name="L16">
        <text:list-item>
          <text:p text:style-name="P16">Startup name (if any)</text:p>
        </text:list-item>
        <text:list-item>
          <text:p text:style-name="P16">What your startup does</text:p>
        </text:list-item>
        <text:list-item>
          <text:p text:style-name="P16">Color style (dark / light / tech)</text:p>
        </text:list-item>
      </text:list>
      <text:p text:style-name="Standard"/>
      <text:p text:style-name="P17">Here are <text:span text:style-name="Strong_20_Emphasis">good tech startup name ideas</text:span> for a <text:span text:style-name="Strong_20_Emphasis">Website Building Startup</text:span>, plus <text:span text:style-name="Strong_20_Emphasis">ready-to-use content</text:span> for your website.</text:p>
      <text:h text:style-name="Heading_20_1" text:outline-level="1">Startup Name Ideas</text:h>
      <text:p text:style-name="Text_20_body">Choose something short, techy, and memorable:</text:p>
      <text:p text:style-name="Text_20_body"><text:span text:style-name="Strong_20_Emphasis">Professional sounding</text:span></text:p>
      <text:list text:style-name="L17">
        <text:list-item>
          <text:p text:style-name="P18">NexaWeb</text:p>
        </text:list-item>
        <text:list-item>
          <text:p text:style-name="P18">WebCraft Solutions</text:p>
        </text:list-item>
        <text:list-item>
          <text:p text:style-name="P18">SiteForge</text:p>
        </text:list-item>
        <text:list-item>
          <text:p text:style-name="P18">PixelBuild</text:p>
        </text:list-item>
        <text:list-item>
          <text:p text:style-name="P18">WebNova</text:p>
        </text:list-item>
        <text:list-item>
          <text:p text:style-name="P18">CodeNest</text:p>
        </text:list-item>
        <text:list-item>
          <text:p text:style-name="P18">LaunchWeb</text:p>
        </text:list-item>
        <text:list-item>
          <text:p text:style-name="P18">BuildStack</text:p>
        </text:list-item>
        <text:list-item>
          <text:p text:style-name="P18">WebSprint</text:p>
        </text:list-item>
        <text:list-item>
          <text:p text:style-name="P18">PrimeWeb</text:p>
        </text:list-item>
      </text:list>
      <text:p text:style-name="Text_20_body"><text:span text:style-name="Strong_20_Emphasis">Modern startup style (recommended)</text:span></text:p>
      <text:list text:style-name="L18">
        <text:list-item>
          <text:p text:style-name="P19">ZensaWeb (based on your username — strong branding)</text:p>
        </text:list-item>
        <text:list-item>
          <text:p text:style-name="P19">Weblify</text:p>
        </text:list-item>
        <text:list-item>
          <text:p text:style-name="P19">SiteNexa</text:p>
        </text:list-item>
        <text:list-item>
          <text:p text:style-name="P19">DevNova</text:p>
        </text:list-item>
        <text:list-item>
          <text:p text:style-name="P19">SwiftSites</text:p>
        </text:list-item>
        <text:list-item>
          <text:p text:style-name="P19">WebPilot</text:p>
        </text:list-item>
        <text:list-item>
          <text:p text:style-name="P19">PageForge</text:p>
        </text:list-item>
        <text:list-item>
          <text:p text:style-name="P19">WebOrbit</text:p>
        </text:list-item>
      </text:list>
      <text:p text:style-name="Text_20_body">Best picks:</text:p>
      <text:list text:style-name="L19">
        <text:list-item>
          <text:p text:style-name="P20"><text:span text:style-name="Strong_20_Emphasis">ZensaWeb</text:span></text:p>
        </text:list-item>
        <text:list-item>
          <text:p text:style-name="P20"><text:span text:style-name="Strong_20_Emphasis">WebNova</text:span></text:p>
        </text:list-item>
        <text:list-item>
          <text:p text:style-name="P20"><text:span text:style-name="Strong_20_Emphasis">SiteForge</text:span></text:p>
        </text:list-item>
        <text:list-item>
          <text:p text:style-name="P20"><text:span text:style-name="Strong_20_Emphasis">PixelBuild</text:span></text:p>
        </text:list-item>
        <text:list-item>
          <text:p text:style-name="P20"><text:span text:style-name="Strong_20_Emphasis">SwiftSites</text:span></text:p>
        </text:list-item>
      </text:list>
      <text:p text:style-name="Text_20_body">I’ll use <text:span text:style-name="Strong_20_Emphasis">ZensaWeb</text:span> for the content below (you can change later).</text:p>
      <text:p text:style-name="Horizontal_20_Line"><text:soft-page-break/></text:p>
      <text:h text:style-name="Heading_20_1" text:outline-level="1">Full Website Content (Copy &amp; Paste Ready)</text:h>
      <text:h text:style-name="Heading_20_2" text:outline-level="2">HERO SECTION</text:h>
      <text:p text:style-name="Text_20_body">Headline:</text:p>
      <text:p text:style-name="Quotations">We Build Modern Websites For Growing Businesses</text:p>
      <text:p text:style-name="Text_20_body">Subtext:</text:p>
      <text:p text:style-name="Quotations">ZensaWeb helps startups and businesses launch fast, responsive, and professional websites that attract customers and grow online.</text:p>
      <text:p text:style-name="Text_20_body">Buttons:</text:p>
      <text:list text:style-name="L20">
        <text:list-item>
          <text:p text:style-name="P21">Get Started</text:p>
        </text:list-item>
        <text:list-item>
          <text:p text:style-name="P21">View Our Work</text:p>
        </text:list-item>
      </text:list>
      <text:p text:style-name="Horizontal_20_Line"/>
      <text:h text:style-name="Heading_20_2" text:outline-level="2">ABOUT SECTION</text:h>
      <text:p text:style-name="Text_20_body">Title:</text:p>
      <text:p text:style-name="Quotations">About ZensaWeb</text:p>
      <text:p text:style-name="Text_20_body">Content:</text:p>
      <text:p text:style-name="Quotations">Zensa<text:span text:style-name="T1">s</text:span>Web is a modern website development startup focused on building fast, responsive, and professional websites for businesses and startups.<text:line-break/>We help brands establish a strong online presence with clean designs, modern technologies, and scalable solutions.<text:line-break/>Whether you need a business website, portfolio, or e-commerce platform, we build solutions tailored to your needs.</text:p>
      <text:p text:style-name="Horizontal_20_Line"/>
      <text:h text:style-name="Heading_20_2" text:outline-level="2">SERVICES SECTION</text:h>
      <text:p text:style-name="Text_20_body">Title:</text:p>
      <text:p text:style-name="Quotations">Our Services</text:p>
      <text:h text:style-name="Heading_20_3" text:outline-level="3">Business Website Development</text:h>
      <text:p text:style-name="Text_20_body">We build professional websites for companies, startups, and organizations.</text:p>
      <text:h text:style-name="Heading_20_3" text:outline-level="3">Portfolio Websites</text:h>
      <text:p text:style-name="Text_20_body">Personal websites for developers, designers, and professionals.</text:p>
      <text:h text:style-name="Heading_20_3" text:outline-level="3"><text:soft-page-break/>E-Commerce Websites</text:h>
      <text:p text:style-name="Text_20_body">Online stores with payment integration and product management.</text:p>
      <text:h text:style-name="Heading_20_3" text:outline-level="3">Website Redesign</text:h>
      <text:p text:style-name="Text_20_body">Modernize your old website with a fresh new look.</text:p>
      <text:h text:style-name="Heading_20_3" text:outline-level="3">Landing Pages</text:h>
      <text:p text:style-name="Text_20_body">High-converting pages for products and services.</text:p>
      <text:h text:style-name="Heading_20_3" text:outline-level="3">Website Maintenance</text:h>
      <text:p text:style-name="Text_20_body">We keep your website secure, fast, and updated.</text:p>
      <text:p text:style-name="Horizontal_20_Line"/>
      <text:h text:style-name="Heading_20_2" text:outline-level="2">WHY CHOOSE US</text:h>
      <text:p text:style-name="Text_20_body">Title:</text:p>
      <text:p text:style-name="Quotations">Why Choose Zensa<text:span text:style-name="T2">s</text:span>Web</text:p>
      <text:list text:style-name="L21">
        <text:list-item>
          <text:p text:style-name="P22">Modern and clean designs</text:p>
        </text:list-item>
        <text:list-item>
          <text:p text:style-name="P22">Mobile responsive websites</text:p>
        </text:list-item>
        <text:list-item>
          <text:p text:style-name="P22">Fast loading speed</text:p>
        </text:list-item>
        <text:list-item>
          <text:p text:style-name="P22">Affordable pricing</text:p>
        </text:list-item>
        <text:list-item>
          <text:p text:style-name="P22">SEO-friendly structure</text:p>
        </text:list-item>
        <text:list-item>
          <text:p text:style-name="P22">Ongoing support</text:p>
        </text:list-item>
        <text:list-item>
          <text:p text:style-name="P22">Built with latest technologies</text:p>
        </text:list-item>
      </text:list>
      <text:p text:style-name="Horizontal_20_Line"/>
      <text:h text:style-name="Heading_20_2" text:outline-level="2">PORTFOLIO SECTION</text:h>
      <text:p text:style-name="Text_20_body">Title:</text:p>
      <text:p text:style-name="Quotations">Our Recent Projects</text:p>
      <text:p text:style-name="Text_20_body">Project 1:</text:p>
      <text:p text:style-name="Quotations">Business Company Website<text:line-break/>Modern website for a consulting company.</text:p>
      <text:p text:style-name="Text_20_body">Project 2:</text:p>
      <text:p text:style-name="Quotations">Online Store<text:line-break/>E-commerce platform for selling electronics.</text:p>
      <text:p text:style-name="Text_20_body">Project 3:</text:p>
      <text:p text:style-name="Quotations"><text:soft-page-break/>Portfolio Website<text:line-break/>Personal developer portfolio website.</text:p>
      <text:p text:style-name="Text_20_body">Project 4:</text:p>
      <text:p text:style-name="Quotations">Startup Landing Page<text:line-break/>Landing page for a tech startup.</text:p>
      <text:p text:style-name="Horizontal_20_Line"/>
      <text:h text:style-name="Heading_20_2" text:outline-level="2">PRICING SECTION</text:h>
      <text:p text:style-name="Text_20_body">Title:</text:p>
      <text:p text:style-name="Quotations">Our Pricing</text:p>
      <text:p text:style-name="Text_20_body">Starter Website</text:p>
      <text:p text:style-name="Quotations">Perfect for small businesses</text:p>
      <text:list text:style-name="L22">
        <text:list-item>
          <text:p text:style-name="P23">3 Pages</text:p>
        </text:list-item>
        <text:list-item>
          <text:p text:style-name="P23">Mobile responsive</text:p>
        </text:list-item>
        <text:list-item>
          <text:p text:style-name="P23">Contact form<text:line-break/>Price: $120</text:p>
        </text:list-item>
      </text:list>
      <text:p text:style-name="Text_20_body">Business Website</text:p>
      <text:p text:style-name="Quotations">Best for growing companies</text:p>
      <text:list text:style-name="L23">
        <text:list-item>
          <text:p text:style-name="P24">5–8 pages</text:p>
        </text:list-item>
        <text:list-item>
          <text:p text:style-name="P24">Modern design</text:p>
        </text:list-item>
        <text:list-item>
          <text:p text:style-name="P24">SEO friendly<text:line-break/>Price: $250</text:p>
        </text:list-item>
      </text:list>
      <text:p text:style-name="Text_20_body">E-commerce Website</text:p>
      <text:p text:style-name="Quotations">Sell online easily</text:p>
      <text:list text:style-name="L24">
        <text:list-item>
          <text:p text:style-name="P25">Product pages</text:p>
        </text:list-item>
        <text:list-item>
          <text:p text:style-name="P25">Payment integration</text:p>
        </text:list-item>
        <text:list-item>
          <text:p text:style-name="P25">Admin dashboard<text:line-break/>Price: $400</text:p>
        </text:list-item>
      </text:list>
      <text:p text:style-name="Horizontal_20_Line"/>
      <text:h text:style-name="Heading_20_2" text:outline-level="2">CALL TO ACTION</text:h>
      <text:p text:style-name="Text_20_body">Title:</text:p>
      <text:p text:style-name="Quotations">Ready To Build Your Website?</text:p>
      <text:p text:style-name="Text_20_body"><text:soft-page-break/>Text:</text:p>
      <text:p text:style-name="Quotations">Let us help you create a powerful online presence for your business.</text:p>
      <text:p text:style-name="Text_20_body">Button:<text:line-break/>Get Started Today</text:p>
      <text:p text:style-name="Horizontal_20_Line"/>
      <text:h text:style-name="Heading_20_2" text:outline-level="2">CONTACT SECTION</text:h>
      <text:p text:style-name="Text_20_body">Title:</text:p>
      <text:p text:style-name="Quotations">Contact Us</text:p>
      <text:p text:style-name="Text_20_body">Text:</text:p>
      <text:p text:style-name="Quotations">Have a project in mind? Let's work together.</text:p>
      <text:p text:style-name="Text_20_body">Phone:<text:line-break/>+254 XXX XXX XXX</text:p>
      <text:p text:style-name="Text_20_body">Email:<text:line-break/><text:a xlink:type="simple" xlink:href="mailto:info@zensaweb.com" text:style-name="Internet_20_link" text:visited-style-name="Visited_20_Internet_20_Link">info@zensaweb.com</text:a></text:p>
      <text:p text:style-name="Text_20_body">Location:<text:line-break/>Nairobi, Kenya</text:p>
      <text:p text:style-name="Horizontal_20_Line"/>
      <text:h text:style-name="Heading_20_2" text:outline-level="2">FOOTER</text:h>
      <text:p text:style-name="Text_20_body">ZensaWeb<text:line-break/>We build modern websites for businesses and startups.</text:p>
      <text:p text:style-name="Text_20_body">Quick Links:</text:p>
      <text:list text:style-name="L25">
        <text:list-item>
          <text:p text:style-name="P26">Home</text:p>
        </text:list-item>
        <text:list-item>
          <text:p text:style-name="P26">Services</text:p>
        </text:list-item>
        <text:list-item>
          <text:p text:style-name="P26">Portfolio</text:p>
        </text:list-item>
        <text:list-item>
          <text:p text:style-name="P26">Pricing</text:p>
        </text:list-item>
        <text:list-item>
          <text:p text:style-name="P26">Contact</text:p>
        </text:list-item>
      </text:list>
      <text:p text:style-name="Text_20_body">Social:</text:p>
      <text:list text:style-name="L26">
        <text:list-item>
          <text:p text:style-name="P27">Facebook</text:p>
        </text:list-item>
        <text:list-item>
          <text:p text:style-name="P27">Twitter</text:p>
        </text:list-item>
        <text:list-item>
          <text:p text:style-name="P27">LinkedIn</text:p>
        </text:list-item>
      </text:list>
      <text:p text:style-name="Horizontal_20_Line"/>
      <text:p text:style-name="Text_20_body">If you'd like, I can also:</text:p>
      <text:list text:style-name="L27">
        <text:list-item>
          <text:p text:style-name="P28"><text:soft-page-break/>Create <text:span text:style-name="Strong_20_Emphasis">Bootstrap layout</text:span></text:p>
        </text:list-item>
        <text:list-item>
          <text:p text:style-name="P28">Create <text:span text:style-name="Strong_20_Emphasis">Navbar design</text:span></text:p>
        </text:list-item>
        <text:list-item>
          <text:p text:style-name="P28">Create <text:span text:style-name="Strong_20_Emphasis">Hero section code</text:span></text:p>
        </text:list-item>
        <text:list-item>
          <text:p text:style-name="P28">Create <text:span text:style-name="Strong_20_Emphasis">full website template</text:span></text:p>
        </text:list-item>
      </text:list>
      <text:p text:style-name="Text_20_body">Just tell me:</text:p>
      <text:list text:style-name="L28">
        <text:list-item>
          <text:p text:style-name="P29">Dark theme or Light theme</text:p>
        </text:list-item>
        <text:list-item>
          <text:p text:style-name="P29">Bootstrap 5?</text:p>
        </text:list-item>
        <text:list-item>
          <text:p text:style-name="P29">Single page or multi-page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07:25:14.089468350</meta:creation-date>
    <dc:date>2026-04-21T08:19:34.499159595</dc:date>
    <meta:editing-duration>PT23H1M1S</meta:editing-duration>
    <meta:editing-cycles>2</meta:editing-cycles>
    <meta:generator>LibreOffice/25.2.3.2$Linux_X86_64 LibreOffice_project/bbb074479178df812d175f709636b368952c2ce3</meta:generator>
    <meta:document-statistic meta:table-count="0" meta:image-count="0" meta:object-count="0" meta:page-count="11" meta:paragraph-count="247" meta:word-count="997" meta:character-count="5841" meta:non-whitespace-character-count="5213"/>
  </office:meta>
</office:document-meta>
</file>